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text-underline-style="none" fo:font-weight="normal" officeooo:rsid="00190bba" officeooo:paragraph-rsid="00190bba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fo:font-size="14pt" style:text-underline-style="none" fo:font-weight="normal" officeooo:rsid="0019d770" officeooo:paragraph-rsid="00190bba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none" fo:font-weight="normal" officeooo:rsid="001a7e2a" officeooo:paragraph-rsid="001a7e2a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none" fo:font-weight="normal" officeooo:rsid="001a826d" officeooo:paragraph-rsid="001a826d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none" fo:font-weight="normal" officeooo:rsid="001bcca9" officeooo:paragraph-rsid="001bcca9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90bba" officeooo:paragraph-rsid="00190bba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826d"/>
    </style:style>
    <style:style style:name="T8" style:family="text">
      <style:text-properties officeooo:rsid="001bcc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e 1 :</text:p>
      <text:p text:style-name="P1"/>
      <text:p text:style-name="P1">1) <text:s/>for i in range (1, 4) :</text:p>
      <text:p text:style-name="P1"><text:tab/>elem = liste[i]</text:p>
      <text:p text:style-name="P1"><text:tab/>pos = i</text:p>
      <text:p text:style-name="P1"><text:tab/>while pos &gt; 0 and liste[pos – 1] &gt; elem :</text:p>
      <text:p text:style-name="P1"><text:tab/><text:tab/>liste[pos] = liste[pos – 1]</text:p>
      <text:p text:style-name="P1"><text:tab/><text:tab/>pos = pos – 1</text:p>
      <text:p text:style-name="P1"><text:tab/>liste[pos] = elem</text:p>
      <text:p text:style-name="P1"/>
      <text:p text:style-name="P1">-1</text:p>
      <text:p text:style-name="P1">elem = 10</text:p>
      <text:p text:style-name="P1">pos = 1</text:p>
      <text:p text:style-name="P6"><text:span text:style-name="T2">while </text:span><text:span text:style-name="T5">pos &gt; 0</text:span><text:span text:style-name="T2"> and </text:span><text:span text:style-name="T1">liste[pos-1] &gt; elem</text:span><text:span text:style-name="T2"> :</text:span></text:p>
      <text:p text:style-name="P1"><text:tab/>1) RIEN</text:p>
      <text:p text:style-name="P1"/>
      <text:p text:style-name="P1">-2</text:p>
      <text:p text:style-name="P3">elem = 5</text:p>
      <text:p text:style-name="P3">pos = 2</text:p>
      <text:p text:style-name="P3">while <text:span text:style-name="T3">pos &gt; 0</text:span> and <text:span text:style-name="T3">liste[pos-1] &gt; elem :</text:span></text:p>
      <text:p text:style-name="P3"><text:tab/>1)liste[2] = liste [1] = 10</text:p>
      <text:p text:style-name="P3"><text:tab/><text:tab/>[8, 10, 10, 7]</text:p>
      <text:p text:style-name="P3"><text:tab/>pos = 2 – 1 = 1</text:p>
      <text:p text:style-name="P3"><text:tab/>2) liste[1] = liste[0] = 10</text:p>
      <text:p text:style-name="P3"><text:tab/><text:tab/>[8, 8, 10, 7]</text:p>
      <text:p text:style-name="P3"><text:tab/>pos = 0</text:p>
      <text:p text:style-name="P3"><text:s text:c="3"/>liste[0] = 5</text:p>
      <text:p text:style-name="P3"><text:tab/><text:tab/>[5, 8, 10, 7] <text:s/></text:p>
      <text:p text:style-name="P1">-3</text:p>
      <text:p text:style-name="P3">elem = <text:span text:style-name="T7">7</text:span></text:p>
      <text:p text:style-name="P4">pos = 3</text:p>
      <text:p text:style-name="P4">while <text:span text:style-name="T3">pos &gt; 0</text:span> and <text:span text:style-name="T3">liste[pos-1] &gt; elem :</text:span></text:p>
      <text:p text:style-name="P4"><text:tab/>1)liste[3] = liste[2] = 10</text:p>
      <text:p text:style-name="P4"><text:tab/><text:tab/>[5, 8, 10, 10]</text:p>
      <text:p text:style-name="P4"><text:tab/>pos = 2</text:p>
      <text:p text:style-name="P4"><text:tab/>2) STOP</text:p>
      <text:p text:style-name="P4"><text:s text:c="3"/>liste[2] = 7</text:p>
      <text:p text:style-name="P4"><text:tab/><text:span text:style-name="T4">[5, 8, 7, 10]</text:span></text:p>
      <text:p text:style-name="P4"><text:span text:style-name="T2"/></text:p>
      <text:p text:style-name="P5">2) </text:p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8T11:49:11.639226389</meta:creation-date>
    <meta:generator>LibreOffice/6.3.3.2.0$Linux_X86_64 LibreOffice_project/efd344762d9d19af2cac84c1651e18355008a6ed</meta:generator>
    <dc:date>2019-12-11T13:56:10.466313865</dc:date>
    <meta:editing-duration>PT24M36S</meta:editing-duration>
    <meta:editing-cycles>4</meta:editing-cycles>
    <meta:document-statistic meta:table-count="0" meta:image-count="0" meta:object-count="0" meta:page-count="1" meta:paragraph-count="36" meta:word-count="146" meta:character-count="578" meta:non-whitespace-character-count="429"/>
  </office:meta>
</office:document-meta>
</file>